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65cm"/>
    </style:style>
    <style:style style:name="co2" style:family="table-column">
      <style:table-column-properties fo:break-before="auto" style:column-width="20.205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6.59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0.526cm"/>
    </style:style>
    <style:style style:name="co10" style:family="table-column">
      <style:table-column-properties fo:break-before="auto" style:column-width="0.997cm"/>
    </style:style>
    <style:style style:name="co11" style:family="table-column">
      <style:table-column-properties fo:break-before="auto" style:column-width="0.489cm"/>
    </style:style>
    <style:style style:name="co12" style:family="table-column">
      <style:table-column-properties fo:break-before="auto" style:column-width="0.453cm"/>
    </style:style>
    <style:style style:name="co13" style:family="table-column">
      <style:table-column-properties fo:break-before="auto" style:column-width="0.379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0.561cm"/>
    </style:style>
    <style:style style:name="co16" style:family="table-column">
      <style:table-column-properties fo:break-before="auto" style:column-width="0.852cm"/>
    </style:style>
    <style:style style:name="co17" style:family="table-column">
      <style:table-column-properties fo:break-before="auto" style:column-width="27.548cm"/>
    </style:style>
    <style:style style:name="co18" style:family="table-column">
      <style:table-column-properties fo:break-before="auto" style:column-width="25.652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12.33cm"/>
    </style:style>
    <style:style style:name="co21" style:family="table-column">
      <style:table-column-properties fo:break-before="auto" style:column-width="0.78cm"/>
    </style:style>
    <style:style style:name="co22" style:family="table-column">
      <style:table-column-properties fo:break-before="auto" style:column-width="11.277cm"/>
    </style:style>
    <style:style style:name="co23" style:family="table-column">
      <style:table-column-properties fo:break-before="auto" style:column-width="1.76cm"/>
    </style:style>
    <style:style style:name="co24" style:family="table-column">
      <style:table-column-properties fo:break-before="auto" style:column-width="2.087cm"/>
    </style:style>
    <style:style style:name="co25" style:family="table-column">
      <style:table-column-properties fo:break-before="auto" style:column-width="0.924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16cm"/>
    </style:style>
    <style:style style:name="co28" style:family="table-column">
      <style:table-column-properties fo:break-before="auto" style:column-width="1.977cm"/>
    </style:style>
    <style:style style:name="co29" style:family="table-column">
      <style:table-column-properties fo:break-before="auto" style:column-width="0.871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522cm"/>
    </style:style>
    <style:style style:name="co32" style:family="table-column">
      <style:table-column-properties fo:break-before="auto" style:column-width="2.1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6.036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4.387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106cm" fo:break-before="auto" style:use-optimal-row-height="true"/>
    </style:style>
    <style:style style:name="ro11" style:family="table-row">
      <style:table-row-properties style:row-height="3.544cm" fo:break-before="auto" style:use-optimal-row-height="true"/>
    </style:style>
    <style:style style:name="ro12" style:family="table-row">
      <style:table-row-properties style:row-height="2.387cm" fo:break-before="auto" style:use-optimal-row-height="true"/>
    </style:style>
    <style:style style:name="ro1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8" style:family="table-cell" style:parent-style-name="Default" style:data-style-name="N100"/>
    <style:style style:name="ce3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ffffff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start" fo:margin-left="0cm"/>
    </style:style>
    <style:style style:name="ce55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color="#ffffff"/>
    </style:style>
    <style:style style:name="ce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1" fo:font-size="8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ffbf00" style:text-align-source="fix" style:repeat-content="false" fo:border="0.74pt solid #000000" style:vertical-align="middle"/>
      <style:paragraph-properties fo:text-align="start" fo:margin-left="0cm"/>
    </style:style>
    <style:style style:name="ce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1" fo:font-size="8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ca" fo:country="ES" style:language-asian="zh" style:country-asian="CN" style:language-complex="hi" style:country-complex="IN" style:font-name-asian="Noto Sans CJK SC" style:font-name-complex="Liberation Sans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ca" fo:country="E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Noto Sans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SM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row table:style-name="ro1">
          <table:table-cell table:style-name="ce24" office:value-type="string" calcext:value-type="string">
            <text:p>Certificat Professional</text:p>
          </table:table-cell>
          <table:table-cell table:style-name="ce24" office:value-type="string" calcext:value-type="string">
            <text:p>Unitats/Estàndards de competència</text:p>
          </table:table-cell>
          <table:table-cell table:style-name="ce26" office:value-type="string" calcext:value-type="string">
            <text:p>Codi</text:p>
          </table:table-cell>
          <table:table-cell table:style-name="ce24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Sistemas microinformáticos IFC078_2</text:p>
          </table:table-cell>
          <table:table-cell table:style-name="ce25" office:value-type="string" calcext:value-type="string">
            <text:p>UC0220_2: Instalar, configurar y verificar los elementos de la red local según procedimientos establecidos.</text:p>
          </table:table-cell>
          <table:table-cell table:style-name="ce27" office:value-type="string" calcext:value-type="string">
            <text:p>0225</text:p>
          </table:table-cell>
          <table:table-cell table:style-name="ce25" office:value-type="string" calcext:value-type="string">
            <text:p>Xarxes Locals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UC0221_2: Instalar, configurar y mantener paquetes informáticos de propósito general y aplicaciones específicas.</text:p>
          </table:table-cell>
          <table:table-cell table:style-name="ce27" office:value-type="string" calcext:value-type="string">
            <text:p>0223</text:p>
          </table:table-cell>
          <table:table-cell table:style-name="ce25" office:value-type="string" calcext:value-type="string">
            <text:p>Aplicacions Ofimatiques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UC0222_2: Facilitar al usuario la utilización de paquetes informáticos de propósito general y aplicaciones específicas. </text:p>
          </table:table-cell>
          <table:table-cell table:style-name="ce27" office:value-type="string" calcext:value-type="string">
            <text:p>0223</text:p>
          </table:table-cell>
          <table:table-cell table:style-name="ce25" office:value-type="string" calcext:value-type="string">
            <text:p>Aplicacions Ofimatiqu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Montaje y reparación de sistemas microinformáticos IFC298_2 </text:p>
          </table:table-cell>
          <table:table-cell table:style-name="ce25" office:value-type="string" calcext:value-type="string">
            <text:p>UC0953_2: Montar equipos microinformáticos. </text:p>
          </table:table-cell>
          <table:table-cell table:style-name="ce27" office:value-type="string" calcext:value-type="string">
            <text:p>0221</text:p>
          </table:table-cell>
          <table:table-cell table:style-name="ce25" office:value-type="string" calcext:value-type="string">
            <text:p>Montaje i Manteniment d’Equips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UC0219_2: Instalar y configurar el software base en sistemas microinformáticos.</text:p>
          </table:table-cell>
          <table:table-cell table:style-name="ce27" office:value-type="string" calcext:value-type="string">
            <text:p>0222</text:p>
          </table:table-cell>
          <table:table-cell table:style-name="ce25" office:value-type="string" calcext:value-type="string">
            <text:p>Sistemes Operatius Monolloc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UC0954_2: Reparar y ampliar equipamiento microinformático. </text:p>
          </table:table-cell>
          <table:table-cell table:style-name="ce27" office:value-type="string" calcext:value-type="string">
            <text:p>0221</text:p>
          </table:table-cell>
          <table:table-cell table:style-name="ce25" office:value-type="string" calcext:value-type="string">
            <text:p>Montaje i Manteniment d’Equip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Operación de redes departamentales IFC299_2</text:p>
          </table:table-cell>
          <table:table-cell table:style-name="ce25" office:value-type="string" calcext:value-type="string">
            <text:p>UC0220_2: Instalar, configurar y verificar los elementos de la red local según procedimientos preestablecidos. </text:p>
          </table:table-cell>
          <table:table-cell table:style-name="ce27" office:value-type="string" calcext:value-type="string">
            <text:p>0225</text:p>
          </table:table-cell>
          <table:table-cell table:style-name="ce25" office:value-type="string" calcext:value-type="string">
            <text:p>Xarxes Locals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UC0955_2: Monitorizar los procesos de comunicaciones de la red local.</text:p>
          </table:table-cell>
          <table:table-cell table:style-name="ce27" office:value-type="string" calcext:value-type="string">
            <text:p>0225</text:p>
          </table:table-cell>
          <table:table-cell table:style-name="ce25" office:value-type="string" calcext:value-type="string">
            <text:p>Xarxes Locals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UC0956_2: Realizar los procesos de conexión entre redes privadas y redes públicas. </text:p>
          </table:table-cell>
          <table:table-cell table:style-name="ce27" office:value-type="string" calcext:value-type="string">
            <text:p>0225</text:p>
          </table:table-cell>
          <table:table-cell table:style-name="ce25" office:value-type="string" calcext:value-type="string">
            <text:p>Xarxes Local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Operación de sistemas informáticos IFC300_2</text:p>
          </table:table-cell>
          <table:table-cell table:style-name="ce25" office:value-type="string" calcext:value-type="string">
            <text:p>UC0219_2: Instalar y configurar el software base en sistemas microinformáticos. </text:p>
          </table:table-cell>
          <table:table-cell table:style-name="ce27" office:value-type="string" calcext:value-type="string">
            <text:p>0224</text:p>
          </table:table-cell>
          <table:table-cell table:style-name="ce25" office:value-type="string" calcext:value-type="string">
            <text:p>Sistemes Operatius en Xarxa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UC0957_2: Mantener y regular el subsistema físico en sistemas informáticos.</text:p>
          </table:table-cell>
          <table:table-cell table:style-name="ce27" office:value-type="string" calcext:value-type="string">
            <text:p>0221</text:p>
          </table:table-cell>
          <table:table-cell table:style-name="ce25" office:value-type="string" calcext:value-type="string">
            <text:p>Montaje i Manteniment d’Equips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UC0958_2: Ejecutar procedimientos de administración y mantenimiento en el software base y de aplicación del cliente.</text:p>
          </table:table-cell>
          <table:table-cell table:style-name="ce27" office:value-type="string" calcext:value-type="string">
            <text:p>0227</text:p>
          </table:table-cell>
          <table:table-cell table:style-name="ce25" office:value-type="string" calcext:value-type="string">
            <text:p>Serveis en Xarxa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UC0959_2: Mantener la seguridad de los subsistemas físicos y lógicos en sistemas informáticos. </text:p>
          </table:table-cell>
          <table:table-cell table:style-name="ce27" office:value-type="string" calcext:value-type="string">
            <text:p>0226</text:p>
          </table:table-cell>
          <table:table-cell table:style-name="ce25" office:value-type="string" calcext:value-type="string">
            <text:p>Seguretat Informàtica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SMX_incompletes" table:style-name="ta1">
        <office:forms form:automatic-focus="false" form:apply-design-mode="false"/>
        <table:table-column table:style-name="co6" table:default-cell-style-name="ce30"/>
        <table:table-column table:style-name="co7" table:default-cell-style-name="ce30"/>
        <table:table-row table:style-name="ro1">
          <table:table-cell table:style-name="ce24" office:value-type="string" calcext:value-type="string">
            <text:p>Certificat Professional</text:p>
          </table:table-cell>
          <table:table-cell table:style-name="ce24" office:value-type="string" calcext:value-type="string">
            <text:p>Unitats/Estàndards de competènc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tribucio_cp" table:style-name="ta1">
        <office:forms form:automatic-focus="false" form:apply-design-mode="false"/>
        <table:table-column table:style-name="co8" table:default-cell-style-name="ce53"/>
        <table:table-column table:style-name="co9" table:number-columns-repeated="12" table:default-cell-style-name="ce54"/>
        <table:table-row table:style-name="ro1">
          <table:table-cell office:value-type="string" calcext:value-type="string">
            <text:p>REF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string" calcext:value-type="string">
            <text:p>h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string" calcext:value-type="string">
            <text:p>j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0221 M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2 S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3 AO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5 XA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4 SO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6 SG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227 SX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8 APW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13 PIM</text:p>
          </table:table-cell>
          <table:table-cell table:number-columns-repeated="1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2"/>
        </table:table-row>
      </table:table>
      <table:table table:name="contribucio_ra_cp" table:style-name="ta1">
        <office:forms form:automatic-focus="false" form:apply-design-mode="false"/>
        <table:table-column table:style-name="co10" table:default-cell-style-name="ce55"/>
        <table:table-column table:style-name="co11" table:number-columns-repeated="2" table:default-cell-style-name="ce56"/>
        <table:table-column table:style-name="co12" table:default-cell-style-name="ce56"/>
        <table:table-column table:style-name="co11" table:number-columns-repeated="2" table:default-cell-style-name="ce56"/>
        <table:table-column table:style-name="co13" table:default-cell-style-name="ce56"/>
        <table:table-column table:style-name="co11" table:number-columns-repeated="2" table:default-cell-style-name="ce56"/>
        <table:table-column table:style-name="co12" table:default-cell-style-name="ce56"/>
        <table:table-column table:style-name="co14" table:default-cell-style-name="ce56"/>
        <table:table-column table:style-name="co12" table:number-columns-repeated="2" table:default-cell-style-name="ce56"/>
        <table:table-column table:style-name="co15" table:visibility="collapse" table:default-cell-style-name="ce56"/>
        <table:table-column table:style-name="co11" table:visibility="collapse" table:number-columns-repeated="5" table:default-cell-style-name="ce56"/>
        <table:table-column table:style-name="co13" table:visibility="collapse" table:default-cell-style-name="ce56"/>
        <table:table-column table:style-name="co12" table:visibility="collapse" table:default-cell-style-name="ce56"/>
        <table:table-row table:style-name="ro1">
          <table:table-cell office:value-type="string" calcext:value-type="string">
            <text:p>RA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g</text:p>
          </table:table-cell>
          <table:table-cell table:style-name="ce55" office:value-type="string" calcext:value-type="string">
            <text:p>h</text:p>
          </table:table-cell>
          <table:table-cell table:style-name="ce55" office:value-type="string" calcext:value-type="string">
            <text:p>i</text:p>
          </table:table-cell>
          <table:table-cell table:style-name="ce55" office:value-type="string" calcext:value-type="string">
            <text:p>j</text:p>
          </table:table-cell>
          <table:table-cell table:style-name="ce55" office:value-type="string" calcext:value-type="string">
            <text:p>k</text:p>
          </table:table-cell>
          <table:table-cell table:style-name="ce55" office:value-type="string" calcext:value-type="string">
            <text:p>l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ñ</text:p>
          </table:table-cell>
          <table:table-cell table:style-name="ce55" office:value-type="string" calcext:value-type="string">
            <text:p>o</text:p>
          </table:table-cell>
          <table:table-cell table:style-name="ce55" office:value-type="string" calcext:value-type="string">
            <text:p>p</text:p>
          </table:table-cell>
          <table:table-cell table:style-name="ce55" office:value-type="string" calcext:value-type="string">
            <text:p>q</text:p>
          </table:table-cell>
          <table:table-cell table:style-name="ce55" office:value-type="string" calcext:value-type="string">
            <text:p>r</text:p>
          </table:table-cell>
          <table:table-cell table:style-name="ce55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</table:table>
      <table:table table:name="ra_ca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37"/>
        <table:table-column table:style-name="co18" table:default-cell-style-name="Default"/>
        <table:table-row table:style-name="ro1">
          <table:table-cell table:style-name="ce35"/>
          <table:table-cell office:value-type="string" calcext:value-type="string">
            <text:p>Resultat d’Aprenentatge</text:p>
          </table:table-cell>
          <table:table-cell office:value-type="string" calcext:value-type="string">
            <text:p>Criteris d’Avaluació</text:p>
          </table:table-cell>
        </table:table-row>
        <table:table-row table:style-name="ro2">
          <table:table-cell table:style-name="ce36" office:value-type="string" calcext:value-type="string">
            <text:p>RA1</text:p>
          </table:table-cell>
          <table:table-cell office:value-type="string" calcext:value-type="string">
            <text:p>Reconoce la estructura de redes locales cableadas analizando las características de entornos de aplicación y describiendo la funcionalidad de sus componentes. </text:p>
          </table:table-cell>
          <table:table-cell office:value-type="string" calcext:value-type="string">
            <text:p>a) Se han descrito los principios de funcionamiento de las redes locales.</text:p>
            <text:p>b) Se han identificado los distintos tipos de redes.</text:p>
            <text:p>c) Se han descrito los elementos de la red local y su función.</text:p>
            <text:p>d) Se han identificado y clasificado los medios de transmisión.</text:p>
            <text:p>e) Se ha reconocido el mapa físico de la red local.</text:p>
            <text:p>f) Se han utilizado aplicaciones para representar el mapa físico de la red local.</text:p>
            <text:p>g) Se han reconocido las distintas topologías de red.</text:p>
            <text:p>h) Se han identificado estructuras alternativas.</text:p>
          </table:table-cell>
        </table:table-row>
        <table:table-row table:style-name="ro3">
          <table:table-cell table:style-name="ce36" office:value-type="string" calcext:value-type="string">
            <text:p>RA2</text:p>
          </table:table-cell>
          <table:table-cell office:value-type="string" calcext:value-type="string">
            <text:p>Despliega el cableado de una red local interpretando especificaciones y aplicando técnicas de montaje. </text:p>
          </table:table-cell>
          <table:table-cell office:value-type="string" calcext:value-type="string">
            <text:p>a) Se han reconocido los principios funcionales de las redes locales. </text:p>
            <text:p>b) Se han identificado los distintos tipos de redes.</text:p>
            <text:p>c) Se han diferenciado los medios de transmisión.</text:p>
            <text:p>d) Se han reconocido los detalles del cableado de la instalación y su despliegue (categoría del cableado, espacios por los que discurre, soporte para las canalizaciones, entre otros). </text:p>
            <text:p>e) Se han seleccionado y montado las canalizaciones y tubos.</text:p>
            <text:p>f) Se han montado los armarios de comunicaciones y sus accesorios.</text:p>
            <text:p>g) Se han montado y conexionado las tomas de usuario y paneles de parcheo.</text:p>
            <text:p>h) Se han probado las líneas de comunicación entre las tomas de usuario y paneles de parcheo.</text:p>
            <text:p>i) Se han etiquetado los cables y tomas de usuario. </text:p>
            <text:p>j) Se ha trabajado con la calidad y seguridad requeridas. </text:p>
          </table:table-cell>
        </table:table-row>
        <table:table-row table:style-name="ro4">
          <table:table-cell table:style-name="ce36" office:value-type="string" calcext:value-type="string">
            <text:p>RA3</text:p>
          </table:table-cell>
          <table:table-cell office:value-type="string" calcext:value-type="string">
            <text:p>Interconecta equipos en redes locales cableadas describiendo estándares de cableado y aplicando técnicas de montaje de conectores. </text:p>
          </table:table-cell>
          <table:table-cell office:value-type="string" calcext:value-type="string">
            <text:p>a) Se ha interpretado el plan de montaje lógico de la red. </text:p>
            <text:p>b) Se han montado los adaptadores de red en los equipos.</text:p>
            <text:p>c) Se han montado conectores sobre cables (cobre y fibra) de red.</text:p>
            <text:p>d) Se han montado los equipos de conmutación en los armarios de comunicaciones.</text:p>
            <text:p>e) Se han conectado los equipos de conmutación a los paneles de parcheo.</text:p>
            <text:p>f) Se ha verificado la conectividad de la instalación.</text:p>
            <text:p>g) Se ha trabajado con la calidad requerida. </text:p>
          </table:table-cell>
        </table:table-row>
        <table:table-row table:style-name="ro3">
          <table:table-cell table:style-name="ce36" office:value-type="string" calcext:value-type="string">
            <text:p>RA4</text:p>
          </table:table-cell>
          <table:table-cell office:value-type="string" calcext:value-type="string">
            <text:p>Instala equipos en red, describiendo sus prestaciones y aplicando técnicas de montaje.</text:p>
          </table:table-cell>
          <table:table-cell office:value-type="string" calcext:value-type="string">
            <text:p>a) Se han identificado las características funcionales de las redes inalámbricas. </text:p>
            <text:p>b) Se han identificado los modos de funcionamiento de las redes inalámbricas.</text:p>
            <text:p>c) Se han instalado adaptadores y puntos de acceso inalámbrico.</text:p>
            <text:p>d) Se han configurado los modos de funcionamiento y los parámetros básicos.</text:p>
            <text:p>e) Se ha comprobado la conectividad entre diversos dispositivos y adaptadores inalámbricos.</text:p>
            <text:p>f) Se ha instalado el software correspondiente.</text:p>
            <text:p>f) Se ha instalado el software correspondiente.</text:p>
            <text:p>h) Se han configurado los parámetros básicos.</text:p>
            <text:p>i) Se han aplicado mecanismos básicos de seguridad.</text:p>
            <text:p>j) Se han creado y configurado VLANS. </text:p>
          </table:table-cell>
        </table:table-row>
        <table:table-row table:style-name="ro2">
          <table:table-cell table:style-name="ce36" office:value-type="string" calcext:value-type="string">
            <text:p>RA5</text:p>
          </table:table-cell>
          <table:table-cell office:value-type="string" calcext:value-type="string">
            <text:p>Mantiene una red local interpretando recomendaciones de los fabricantes de hardware o software y estableciendo la relación entre disfunciones y sus causas. </text:p>
          </table:table-cell>
          <table:table-cell office:value-type="string" calcext:value-type="string">
            <text:p>a) Se han identificado incidencias y comportamientos anómalos.</text:p>
            <text:p>b) Se ha identificado si la disfunción es debida al hardware o al software.</text:p>
            <text:p>c) Se han monitorizado las señales visuales de los dispositivos de interconexión.</text:p>
            <text:p>d) Se han verificado los protocolos de comunicaciones.</text:p>
            <text:p>e) Se ha localizado la causa de la disfunción.</text:p>
            <text:p>f) Se ha restituido el funcionamiento sustituyendo equipos o elementos.</text:p>
            <text:p>g) Se han solucionado las disfunciones software.0 (configurando o reinstalando).</text:p>
            <text:p>h) Se ha elaborado un informe de incidencias.</text:p>
          </table:table-cell>
        </table:table-row>
        <table:table-row table:style-name="ro2">
          <table:table-cell table:style-name="ce36" office:value-type="string" calcext:value-type="string">
            <text:p>RA6</text:p>
          </table:table-cell>
          <table:table-cell office:value-type="string" calcext:value-type="string">
            <text:p>Cumple las normas de prevención de riesgos laborales y de protección ambiental, identificando los riesgos asociados, las medidas y equipos para prevenirlos. </text:p>
          </table:table-cell>
          <table:table-cell office:value-type="string" calcext:value-type="string">
            <text:p>a) Se han identificado los riesgos y el nivel de peligrosidad que suponen la manipulación de los materiales, herramientas, útiles, máquinas y medios de transporte.</text:p>
            <text:p>b) Se han operado las máquinas respetando las normas de seguridad.</text:p>
            <text:p>c) Se han identificado las causas más frecuentes de accidentes en la manipulación de materiales, herramientas, máquinas de corte y conformado, entre otras.</text:p>
            <text:p>d) Se han descrito los elementos de seguridad (protecciones, alarmas, pasos de emergencia, entre otros) de las máquinas y los equipos de protección individual (calzado, protección ocular, indumentaria, entre otros) que se deben emplear en las operaciones de montaje y mantenimiento.</text:p>
            <text:p>e) Se ha relacionado la manipulación de materiales, herramientas y máquinas con las medidas de seguridad y protección personal requeridos.</text:p>
            <text:p>f) Se han identificado las posibles fuentes de contaminación del entorno ambiental.</text:p>
            <text:p>g) Se han clasificado los residuos generados para su retirada selectiva. </text:p>
            <text:p>h) Se ha valorado el orden y la limpieza de instalaciones y equipos como primer factor de prevención de riesgos. 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inguts" table:style-name="ta1">
        <office:forms form:automatic-focus="false" form:apply-design-mode="false"/>
        <table:table-column table:style-name="co19" table:default-cell-style-name="ce38"/>
        <table:table-column table:style-name="co20" table:default-cell-style-name="ce3"/>
        <table:table-row table:style-name="ro1">
          <table:table-cell table:style-name="ce35" office:value-type="string" calcext:value-type="string">
            <text:p>RA</text:p>
          </table:table-cell>
          <table:table-cell table:style-name="ce35" office:value-type="string" calcext:value-type="string">
            <text:p>Continguts</text:p>
          </table:table-cell>
        </table:table-row>
        <table:table-row table:style-name="ro5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UD1:REPRESENTACIÓ I COMUNICACIÓ DE LA INFORMACIÓ</text:span></text:p>
            <text:p><text:span text:style-name="T2">- Representació de la informació y sistemes de numeració</text:span></text:p>
            <text:p><text:span text:style-name="T2">- Tipus de xarxes.</text:span></text:p>
            <text:p><text:span text:style-name="T2">- Elements de la xarxa local i la seua funció.</text:span></text:p>
            <text:p><text:span text:style-name="T2">- Mitjans de transmissió.</text:span></text:p>
            <text:p/>
            <text:p><text:span text:style-name="T3">UD2:INTRODUCCIÓ A LES XARXES</text:span></text:p>
            <text:p><text:span text:style-name="T2">- Components bàsics.</text:span></text:p>
            <text:p><text:span text:style-name="T2">- Mitjans de transmissió.</text:span></text:p>
            <text:p><text:span text:style-name="T2">- Serveis i protocols. </text:span></text:p>
            <text:p><text:span text:style-name="T2">- Representació de la xarxa local. </text:span></text:p>
            <text:p><text:span text:style-name="T2">- Topologies de xarxa</text:span></text:p>
            <text:p><text:span text:style-name="T2">- Classificació de les xarxes. </text:span></text:p>
            <text:p><text:span text:style-name="T4">UD3:ARQUITECTURA DE SISTEMES DE COMUNICACIÓ</text:span></text:p>
            <text:p><text:span text:style-name="T2">- El model OSI</text:span></text:p>
            <text:p><text:span text:style-name="T2">- Protocols de Xarxa </text:span></text:p>
            <text:p><text:span text:style-name="T2">- Encapsulació de dades</text:span></text:p>
            <text:p><text:span text:style-name="T2">- El model TCP/Ip</text:span></text:p>
          </table:table-cell>
        </table:table-row>
        <table:table-row table:style-name="ro6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4">UD4:SENYALS I MODULACIÓ</text:span></text:p>
            <text:p><text:span text:style-name="T2">- Senyals analògiques i digitals</text:span></text:p>
            <text:p><text:span text:style-name="T2">- Components d’una senyal.</text:span></text:p>
            <text:p><text:span text:style-name="T2">- Codificació i modulació.</text:span></text:p>
            <text:p><text:span text:style-name="T4">UD5:INSTAL·LACIÓ FÍSICA D’UNA XARXA D’AREA LOCAL</text:span></text:p>
            <text:p><text:span text:style-name="T2">- Nivell d’enllaç</text:span></text:p>
            <text:p><text:span text:style-name="T2">- Instal·lació física d’una xarxa</text:span></text:p>
            <text:p><text:span text:style-name="T2">- Elements de la instal·lació</text:span></text:p>
            <text:p><text:span text:style-name="T2">- Etiquetat del cablejat. </text:span></text:p>
            <text:p><text:span text:style-name="T2">- Cablejat estructurat.</text:span></text:p>
            <text:p><text:span text:style-name="T2">- Seguretat en la xarxa</text:span></text:p>
          </table:table-cell>
        </table:table-row>
        <table:table-row table:style-name="ro7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4">UD6:DISPOSITIUS D’UNA XARXA D’AREA LOCAL</text:span></text:p>
            <text:p><text:span text:style-name="T2">- Targetes de xarxa</text:span></text:p>
            <text:p><text:span text:style-name="T2">- Repetidors</text:span></text:p>
            <text:p><text:span text:style-name="T2">- Concentradors</text:span></text:p>
            <text:p><text:span text:style-name="T2">- Conmutadors </text:span></text:p>
            <text:p><text:span text:style-name="T2">- Encaminadors</text:span></text:p>
            <text:p><text:span text:style-name="T4">UD7:INTERCONNEXIÓ DE LA XARXA (PART I)</text:span></text:p>
            <text:p><text:span text:style-name="T2">- Adreçament físic i lògic de la xarxa</text:span></text:p>
            <text:p><text:span text:style-name="T2">- Protocols del nivell d’enllaç</text:span></text:p>
            <text:p><text:span text:style-name="T2">- Adreçament IP</text:span></text:p>
          </table:table-cell>
        </table:table-row>
        <table:table-row table:style-name="ro8">
          <table:table-cell office:value-type="string" calcext:value-type="string">
            <text:p>RA4</text:p>
          </table:table-cell>
          <table:table-cell table:style-name="ce16" office:value-type="string" calcext:value-type="string">
            <text:p><text:span text:style-name="T4">UD8:CONFIGURACIÓ DE COMMUTADORS</text:span></text:p>
            <text:p><text:span text:style-name="T2">- Funcionament dels commutadors.</text:span></text:p>
            <text:p><text:span text:style-name="T2">- Configuració bàsica</text:span></text:p>
            <text:p><text:span text:style-name="T2">- Definició i configuració de VLAN</text:span></text:p>
            <text:p><text:span text:style-name="T4">UD9:INTERCONNEXIÓ DE LA XARXA (PART II)</text:span></text:p>
            <text:p><text:span text:style-name="T2">- Protocols de la capa de transport: UDP, TCP</text:span></text:p>
            <text:p><text:span text:style-name="T2">- Protocols de la capa d’aplicacions: DNS, DHCP</text:span></text:p>
            <text:p><text:span text:style-name="T2">- Nom de host i domin</text:span></text:p>
            <text:p><text:span text:style-name="T2">- Connexió VPN</text:span></text:p>
            <text:p><text:span text:style-name="T2">- Mecanismes bàsics de seguretat</text:span></text:p>
            <text:p><text:span text:style-name="T2">-</text:span><text:span text:style-name="T5">UD10:CONFIGURACIÓ D’ENCAMINADORS</text:span></text:p>
            <text:p><text:span text:style-name="T2">- Configuració de l’encaminador</text:span></text:p>
            <text:p><text:span text:style-name="T2">- Manteniment i configuració de xarxes amb encaminadors</text:span></text:p>
          </table:table-cell>
        </table:table-row>
        <table:table-row table:style-name="ro9">
          <table:table-cell office:value-type="string" calcext:value-type="string">
            <text:p>RA5</text:p>
          </table:table-cell>
          <table:table-cell table:style-name="ce17" office:value-type="string" calcext:value-type="string">
            <text:p><text:span text:style-name="T4">UD11:DETECCIÓ I AÏLLAMENT D’INCIDÈNCIES EN XARXES </text:span></text:p>
            <text:p><text:span text:style-name="T2">- Detecció d’incidències</text:span></text:p>
            <text:p><text:span text:style-name="T2">- Senyals dels dispositius</text:span></text:p>
            <text:p><text:span text:style-name="T4">UD12:LOCALITZACIÓ, RESOLUCIÓ I DOCUMENTACIÓ D’INCIDÈNCIES</text:span></text:p>
            <text:p><text:span text:style-name="T2">- Verificació dels protocols</text:span></text:p>
            <text:p><text:span text:style-name="T2">- Resolució d’incidències de maquinari</text:span></text:p>
            <text:p><text:span text:style-name="T2">- Resolució d’inicidències de programari</text:span></text:p>
            <text:p><text:span text:style-name="T2">- Documentació i informes d’incidències</text:span></text:p>
          </table:table-cell>
        </table:table-row>
        <table:table-row table:style-name="ro10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4">UD13:SEGURETAT I PROTECCIÓ EN L’ENTORN PROFESSIONAL</text:span></text:p>
            <text:p><text:span text:style-name="T2">- Anàlisi i avaluació de riscos</text:span></text:p>
            <text:p><text:span text:style-name="T2">- Mesures de Seguretat Col·lectiva i Individual</text:span></text:p>
            <text:p><text:span text:style-name="T4">UD14:IMPACTE AMBIENTAL I GESTIÓ DE RESIDUS</text:span></text:p>
            <text:p><text:span text:style-name="T2">- L’IMPACTE Ambiental en el Sector TIC</text:span></text:p>
            <text:p><text:span text:style-name="T2">- Gestió i Retirada Selectiva de Residus</text:span></text:p>
          </table:table-cell>
        </table:table-row>
        <table:table-row table:style-name="ro11">
          <table:table-cell office:value-type="string" calcext:value-type="string">
            <text:p>RA7</text:p>
          </table:table-cell>
          <table:table-cell office:value-type="string" calcext:value-type="string">
            <text:p>Desplegament de xarxes sense fil:</text:p>
            <text:p/>
            <text:p>– Punts d’accés.</text:p>
            <text:p>– Encaminadors sense fil.</text:p>
            <text:p>– Estàndards de connexió i velocitats suportades.</text:p>
            <text:p>– Identificadors de servici.</text:p>
            <text:p>– Seguretat en xarxes sense fil.</text:p>
            <text:p>– Connexions punt a punt i en infraestructura.</text:p>
            <text:p>– Adreces MAC i filtratge del trànsit.</text:p>
          </table:table-cell>
        </table:table-row>
        <table:table-row table:style-name="ro12">
          <table:table-cell office:value-type="string" calcext:value-type="string">
            <text:p>RA8</text:p>
          </table:table-cell>
          <table:table-cell office:value-type="string" calcext:value-type="string">
            <text:p>Interconnexió de xarxes privades amb xarxes públiques:</text:p>
            <text:p/>
            <text:p>– Passarel·les a nivell d’aplicació. Emmagatzemament en memòria cau.</text:p>
            <text:p>– Encaminament del trànsit entre interfícies de xarxa.</text:p>
            <text:p>– Tallafocs. Filtrat del trànsit entre xarxes.</text:p>
            <text:p>– Reexpedició de ports.</text:p>
          </table:table-cell>
        </table:table-row>
      </table:table>
      <table:table table:name="sequenciacio_up_ra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42"/>
        <table:table-column table:style-name="co23" table:number-columns-repeated="4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9" table:number-columns-repeated="2" table:default-cell-style-name="Default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row table:style-name="ro1">
          <table:table-cell table:style-name="ce39" office:value-type="string" calcext:value-type="string">
            <text:p>UP</text:p>
          </table:table-cell>
          <table:table-cell table:style-name="ce35" office:value-type="string" calcext:value-type="string">
            <text:p>Títol</text:p>
          </table:table-cell>
          <table:table-cell table:number-columns-repeated="2" table:style-name="ce39" office:value-type="string" calcext:value-type="string">
            <text:p>RA2</text:p>
          </table:table-cell>
          <table:table-cell table:style-name="ce39" office:value-type="string" calcext:value-type="string">
            <text:p>RA3</text:p>
          </table:table-cell>
          <table:table-cell table:style-name="ce39" office:value-type="string" calcext:value-type="string">
            <text:p>RA4</text:p>
          </table:table-cell>
          <table:table-cell table:style-name="ce39" office:value-type="string" calcext:value-type="string">
            <text:p>RA5</text:p>
          </table:table-cell>
          <table:table-cell table:style-name="ce39" office:value-type="string" calcext:value-type="string">
            <text:p>RA6</text:p>
          </table:table-cell>
          <table:table-cell table:style-name="ce39" office:value-type="string" calcext:value-type="string">
            <text:p>RA7</text:p>
          </table:table-cell>
          <table:table-cell table:style-name="ce39" office:value-type="string" calcext:value-type="string">
            <text:p>RA8</text:p>
          </table:table-cell>
          <table:table-cell table:style-name="ce35" office:value-type="string" calcext:value-type="string">
            <text:p>Pes</text:p>
          </table:table-cell>
          <table:table-cell table:style-name="ce35" office:value-type="string" calcext:value-type="string">
            <text:p>Hores</text:p>
          </table:table-cell>
          <table:table-cell table:style-name="ce35" office:value-type="string" calcext:value-type="string">
            <text:p>Sesions</text:p>
          </table:table-cell>
          <table:table-cell table:style-name="ce35" office:value-type="string" calcext:value-type="string">
            <text:p>Setmanes</text:p>
          </table:table-cell>
        </table:table-row>
        <table:table-row table:style-name="ro13"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REPRESENTACIÓ I COMUNICACIÓ DE LA INFORMACIÓ</text:span></text:p>
          </table:table-cell>
          <table:table-cell table:style-name="ce40" office:value-type="string" calcext:value-type="string">
            <text:p>RA1-a..d</text:p>
          </table:table-cell>
          <table:table-cell table:style-name="ce40" table:number-columns-repeated="7"/>
          <table:table-cell table:style-name="ce3" office:value-type="float" office:value="2" calcext:value-type="float">
            <text:p>2</text:p>
          </table:table-cell>
          <table:table-cell table:style-name="ce3" table:formula="of:=233*([.K2]/100)" office:value-type="float" office:value="4.66" calcext:value-type="float">
            <text:p>4,66</text:p>
          </table:table-cell>
          <table:table-cell table:style-name="ce3" table:formula="of:=ROUND(([.L2]*60)/55)" office:value-type="float" office:value="5" calcext:value-type="float">
            <text:p>5</text:p>
          </table:table-cell>
          <table:table-cell table:style-name="ce3" table:formula="of:=ROUND([.M2]/7)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style-name="ce3" office:value-type="string" calcext:value-type="string">
            <text:p>INTRODUCCIÓ A LES XARXES</text:p>
          </table:table-cell>
          <table:table-cell table:style-name="ce40" office:value-type="string" calcext:value-type="string">
            <text:p>RA1-a..g</text:p>
          </table:table-cell>
          <table:table-cell table:style-name="ce40" table:number-columns-repeated="7"/>
          <table:table-cell table:style-name="ce3" office:value-type="float" office:value="3" calcext:value-type="float">
            <text:p>3</text:p>
          </table:table-cell>
          <table:table-cell table:style-name="ce3" table:formula="of:=233*([.K3]/100)" office:value-type="float" office:value="6.99" calcext:value-type="float">
            <text:p>6,99</text:p>
          </table:table-cell>
          <table:table-cell table:style-name="ce3" table:formula="of:=ROUND(([.L3]*60)/55)" office:value-type="float" office:value="8" calcext:value-type="float">
            <text:p>8</text:p>
          </table:table-cell>
          <table:table-cell table:style-name="ce3" table:formula="of:=ROUND([.M3]/7)" office:value-type="float" office:value="1" calcext:value-type="float">
            <text:p>1</text:p>
          </table:table-cell>
        </table:table-row>
        <table:table-row table:style-name="ro13">
          <table:table-cell table:style-name="ce40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4">ARQUITECTURA DE SISTEMES DE COMUNICACIÓ</text:span></text:p>
          </table:table-cell>
          <table:table-cell table:style-name="ce40" office:value-type="string" calcext:value-type="string">
            <text:p>RA1-a,h</text:p>
          </table:table-cell>
          <table:table-cell table:style-name="ce40" table:number-columns-repeated="7"/>
          <table:table-cell table:style-name="ce3" office:value-type="float" office:value="5" calcext:value-type="float">
            <text:p>5</text:p>
          </table:table-cell>
          <table:table-cell table:style-name="ce3" table:formula="of:=233*([.K4]/100)" office:value-type="float" office:value="11.65" calcext:value-type="float">
            <text:p>11,65</text:p>
          </table:table-cell>
          <table:table-cell table:style-name="ce3" table:formula="of:=ROUND(([.L4]*60)/55)" office:value-type="float" office:value="13" calcext:value-type="float">
            <text:p>13</text:p>
          </table:table-cell>
          <table:table-cell table:style-name="ce3" table:formula="of:=ROUND([.M4]/7)" office:value-type="float" office:value="2" calcext:value-type="float">
            <text:p>2</text:p>
          </table:table-cell>
        </table:table-row>
        <table:table-row table:style-name="ro13">
          <table:table-cell table:style-name="ce40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4">SENYALS I MODULACIÓ</text:span></text:p>
          </table:table-cell>
          <table:table-cell table:style-name="ce40"/>
          <table:table-cell table:style-name="ce40" office:value-type="string" calcext:value-type="string">
            <text:p>RA2-a..c</text:p>
          </table:table-cell>
          <table:table-cell table:style-name="ce40" table:number-columns-repeated="6"/>
          <table:table-cell table:style-name="ce3" office:value-type="float" office:value="7" calcext:value-type="float">
            <text:p>7</text:p>
          </table:table-cell>
          <table:table-cell table:style-name="ce3" table:formula="of:=233*([.K5]/100)" office:value-type="float" office:value="16.31" calcext:value-type="float">
            <text:p>16,31</text:p>
          </table:table-cell>
          <table:table-cell table:style-name="ce3" table:formula="of:=ROUND(([.L5]*60)/55)" office:value-type="float" office:value="18" calcext:value-type="float">
            <text:p>18</text:p>
          </table:table-cell>
          <table:table-cell table:style-name="ce3" table:formula="of:=ROUND([.M5]/7)" office:value-type="float" office:value="3" calcext:value-type="float">
            <text:p>3</text:p>
          </table:table-cell>
        </table:table-row>
        <table:table-row table:style-name="ro13">
          <table:table-cell table:style-name="ce40"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4">INSTAL·LACIÓ FÍSICA D’UNA XARXA D’AREA LOCAL</text:span></text:p>
          </table:table-cell>
          <table:table-cell table:style-name="ce40"/>
          <table:table-cell table:style-name="ce40" office:value-type="string" calcext:value-type="string">
            <text:p>RA2-d..h</text:p>
          </table:table-cell>
          <table:table-cell table:style-name="ce40" table:number-columns-repeated="6"/>
          <table:table-cell table:style-name="ce3" office:value-type="float" office:value="10" calcext:value-type="float">
            <text:p>10</text:p>
          </table:table-cell>
          <table:table-cell table:style-name="ce3" table:formula="of:=233*([.K6]/100)" office:value-type="float" office:value="23.3" calcext:value-type="float">
            <text:p>23,3</text:p>
          </table:table-cell>
          <table:table-cell table:style-name="ce3" table:formula="of:=ROUND(([.L6]*60)/55)" office:value-type="float" office:value="25" calcext:value-type="float">
            <text:p>25</text:p>
          </table:table-cell>
          <table:table-cell table:style-name="ce3" table:formula="of:=ROUND([.M6]/7)" office:value-type="float" office:value="4" calcext:value-type="float">
            <text:p>4</text:p>
          </table:table-cell>
        </table:table-row>
        <table:table-row table:style-name="ro13">
          <table:table-cell table:style-name="ce40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4">DISPOSITIUS D’UNA XARXA D’AREA LOCAL</text:span></text:p>
          </table:table-cell>
          <table:table-cell table:style-name="ce40" table:number-columns-repeated="2"/>
          <table:table-cell table:style-name="ce40" office:value-type="string" calcext:value-type="string">
            <text:p>RA3-a..d</text:p>
          </table:table-cell>
          <table:table-cell table:style-name="ce40" table:number-columns-repeated="5"/>
          <table:table-cell table:style-name="ce3" office:value-type="float" office:value="8" calcext:value-type="float">
            <text:p>8</text:p>
          </table:table-cell>
          <table:table-cell table:style-name="ce3" table:formula="of:=233*([.K7]/100)" office:value-type="float" office:value="18.64" calcext:value-type="float">
            <text:p>18,64</text:p>
          </table:table-cell>
          <table:table-cell table:style-name="ce3" table:formula="of:=ROUND(([.L7]*60)/55)" office:value-type="float" office:value="20" calcext:value-type="float">
            <text:p>20</text:p>
          </table:table-cell>
          <table:table-cell table:style-name="ce3" table:formula="of:=ROUND([.M7]/7)" office:value-type="float" office:value="3" calcext:value-type="float">
            <text:p>3</text:p>
          </table:table-cell>
        </table:table-row>
        <table:table-row table:style-name="ro13">
          <table:table-cell table:style-name="ce40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4">INTERCONNEXIÓ DE LA XARXA (PART I)</text:span></text:p>
          </table:table-cell>
          <table:table-cell table:style-name="ce40" table:number-columns-repeated="2"/>
          <table:table-cell table:style-name="ce40" office:value-type="string" calcext:value-type="string">
            <text:p>RA3-e..h</text:p>
          </table:table-cell>
          <table:table-cell table:style-name="ce40" table:number-columns-repeated="5"/>
          <table:table-cell table:style-name="ce3" office:value-type="float" office:value="10" calcext:value-type="float">
            <text:p>10</text:p>
          </table:table-cell>
          <table:table-cell table:style-name="ce3" table:formula="of:=233*([.K8]/100)" office:value-type="float" office:value="23.3" calcext:value-type="float">
            <text:p>23,3</text:p>
          </table:table-cell>
          <table:table-cell table:style-name="ce3" table:formula="of:=ROUND(([.L8]*60)/55)" office:value-type="float" office:value="25" calcext:value-type="float">
            <text:p>25</text:p>
          </table:table-cell>
          <table:table-cell table:style-name="ce3" table:formula="of:=ROUND([.M8]/7)" office:value-type="float" office:value="4" calcext:value-type="float">
            <text:p>4</text:p>
          </table:table-cell>
        </table:table-row>
        <table:table-row table:style-name="ro13">
          <table:table-cell table:style-name="ce40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4">CONFIGURACIÓ DE COMMUTADORS</text:span></text:p>
          </table:table-cell>
          <table:table-cell table:style-name="ce40" table:number-columns-repeated="3"/>
          <table:table-cell table:style-name="ce40" office:value-type="string" calcext:value-type="string">
            <text:p>RA4-d..j</text:p>
          </table:table-cell>
          <table:table-cell table:style-name="ce40" table:number-columns-repeated="4"/>
          <table:table-cell table:style-name="ce3" office:value-type="float" office:value="10" calcext:value-type="float">
            <text:p>10</text:p>
          </table:table-cell>
          <table:table-cell table:style-name="ce3" table:formula="of:=233*([.K9]/100)" office:value-type="float" office:value="23.3" calcext:value-type="float">
            <text:p>23,3</text:p>
          </table:table-cell>
          <table:table-cell table:style-name="ce3" table:formula="of:=ROUND(([.L9]*60)/55)" office:value-type="float" office:value="25" calcext:value-type="float">
            <text:p>25</text:p>
          </table:table-cell>
          <table:table-cell table:style-name="ce3" table:formula="of:=ROUND([.M9]/7)" office:value-type="float" office:value="4" calcext:value-type="float">
            <text:p>4</text:p>
          </table:table-cell>
        </table:table-row>
        <table:table-row table:style-name="ro13">
          <table:table-cell table:style-name="ce40"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4">INTERCONNEXIÓ DE LA XARXA (PART II)</text:span></text:p>
          </table:table-cell>
          <table:table-cell table:style-name="ce40" table:number-columns-repeated="3"/>
          <table:table-cell table:style-name="ce40" office:value-type="string" calcext:value-type="string">
            <text:p>RA4-a..e</text:p>
          </table:table-cell>
          <table:table-cell table:style-name="ce40" table:number-columns-repeated="4"/>
          <table:table-cell table:style-name="ce3" office:value-type="float" office:value="10" calcext:value-type="float">
            <text:p>10</text:p>
          </table:table-cell>
          <table:table-cell table:style-name="ce3" table:formula="of:=233*([.K10]/100)" office:value-type="float" office:value="23.3" calcext:value-type="float">
            <text:p>23,3</text:p>
          </table:table-cell>
          <table:table-cell table:style-name="ce3" table:formula="of:=ROUND(([.L10]*60)/55)" office:value-type="float" office:value="25" calcext:value-type="float">
            <text:p>25</text:p>
          </table:table-cell>
          <table:table-cell table:style-name="ce3" table:formula="of:=ROUND([.M10]/7)" office:value-type="float" office:value="4" calcext:value-type="float">
            <text:p>4</text:p>
          </table:table-cell>
        </table:table-row>
        <table:table-row table:style-name="ro13"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<text:span text:style-name="T4">CONFIGURACIÓ D’ENCAMINADORS</text:span></text:p>
          </table:table-cell>
          <table:table-cell table:style-name="ce40" table:number-columns-repeated="3"/>
          <table:table-cell table:style-name="ce40" office:value-type="string" calcext:value-type="string">
            <text:p>RA4-d..i</text:p>
          </table:table-cell>
          <table:table-cell table:style-name="ce40" table:number-columns-repeated="4"/>
          <table:table-cell table:style-name="ce3" office:value-type="float" office:value="10" calcext:value-type="float">
            <text:p>10</text:p>
          </table:table-cell>
          <table:table-cell table:style-name="ce3" table:formula="of:=233*([.K11]/100)" office:value-type="float" office:value="23.3" calcext:value-type="float">
            <text:p>23,3</text:p>
          </table:table-cell>
          <table:table-cell table:style-name="ce3" table:formula="of:=ROUND(([.L11]*60)/55)" office:value-type="float" office:value="25" calcext:value-type="float">
            <text:p>25</text:p>
          </table:table-cell>
          <table:table-cell table:style-name="ce3" table:formula="of:=ROUND([.M11]/7)" office:value-type="float" office:value="4" calcext:value-type="float">
            <text:p>4</text:p>
          </table:table-cell>
        </table:table-row>
        <table:table-row table:style-name="ro13">
          <table:table-cell table:style-name="ce40" office:value-type="float" office:value="11" calcext:value-type="float">
            <text:p>11</text:p>
          </table:table-cell>
          <table:table-cell table:style-name="ce29" office:value-type="string" calcext:value-type="string">
            <text:p><text:span text:style-name="T4">DETECCIÓ I AÏLLAMENT D’INCIDÈNCIES EN XARXES </text:span></text:p>
          </table:table-cell>
          <table:table-cell table:style-name="ce30" table:number-columns-repeated="4"/>
          <table:table-cell table:style-name="ce30" office:value-type="string" calcext:value-type="string">
            <text:p>RA5-a,c</text:p>
          </table:table-cell>
          <table:table-cell table:style-name="ce30" table:number-columns-repeated="3"/>
          <table:table-cell table:style-name="ce29" office:value-type="float" office:value="10" calcext:value-type="float">
            <text:p>10</text:p>
          </table:table-cell>
          <table:table-cell table:style-name="ce3" table:formula="of:=233*([.K12]/100)" office:value-type="float" office:value="23.3" calcext:value-type="float">
            <text:p>23,3</text:p>
          </table:table-cell>
          <table:table-cell table:style-name="ce3" table:formula="of:=ROUND(([.L12]*60)/55)" office:value-type="float" office:value="25" calcext:value-type="float">
            <text:p>25</text:p>
          </table:table-cell>
          <table:table-cell table:style-name="ce3" table:formula="of:=ROUND([.M12]/7)" office:value-type="float" office:value="4" calcext:value-type="float">
            <text:p>4</text:p>
          </table:table-cell>
        </table:table-row>
        <table:table-row table:style-name="ro13">
          <table:table-cell table:style-name="ce40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4">LOCALITZACIÓ, RESOLUCIÓ I DOCUMENTACIÓ D’INCIDÈNCIES</text:span></text:p>
          </table:table-cell>
          <table:table-cell table:style-name="ce40" table:number-columns-repeated="4"/>
          <table:table-cell table:style-name="ce40" office:value-type="string" calcext:value-type="string">
            <text:p>RA5-b,d..h</text:p>
          </table:table-cell>
          <table:table-cell table:style-name="ce40" table:number-columns-repeated="3"/>
          <table:table-cell table:style-name="ce3" office:value-type="float" office:value="10" calcext:value-type="float">
            <text:p>10</text:p>
          </table:table-cell>
          <table:table-cell table:style-name="ce3" table:formula="of:=233*([.K13]/100)" office:value-type="float" office:value="23.3" calcext:value-type="float">
            <text:p>23,3</text:p>
          </table:table-cell>
          <table:table-cell table:style-name="ce3" table:formula="of:=ROUND(([.L13]*60)/55)" office:value-type="float" office:value="25" calcext:value-type="float">
            <text:p>25</text:p>
          </table:table-cell>
          <table:table-cell table:style-name="ce3" table:formula="of:=ROUND([.M13]/7)" office:value-type="float" office:value="4" calcext:value-type="float">
            <text:p>4</text:p>
          </table:table-cell>
        </table:table-row>
        <table:table-row table:style-name="ro13">
          <table:table-cell table:style-name="ce40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4">SEGURETAT I PROTECCIÓ EN L’ENTORN PROFESSIONAL</text:span></text:p>
          </table:table-cell>
          <table:table-cell table:style-name="ce40" table:number-columns-repeated="5"/>
          <table:table-cell table:style-name="ce40" office:value-type="string" calcext:value-type="string">
            <text:p>RA6-a..e</text:p>
          </table:table-cell>
          <table:table-cell table:style-name="ce40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.65" calcext:value-type="float">
            <text:p>6,65</text:p>
          </table:table-cell>
          <table:table-cell table:style-name="ce3" table:formula="of:=ROUND(([.L14]*60)/55)" office:value-type="float" office:value="7" calcext:value-type="float">
            <text:p>7</text:p>
          </table:table-cell>
          <table:table-cell table:style-name="ce3" table:formula="of:=ROUND([.M14]/7)" office:value-type="float" office:value="1" calcext:value-type="float">
            <text:p>1</text:p>
          </table:table-cell>
        </table:table-row>
        <table:table-row table:style-name="ro13">
          <table:table-cell table:style-name="ce40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4">IMPACTE AMBIENTAL I GESTIÓ DE RESIDUS</text:span></text:p>
          </table:table-cell>
          <table:table-cell table:style-name="ce40" table:number-columns-repeated="5"/>
          <table:table-cell table:style-name="ce40" office:value-type="string" calcext:value-type="string">
            <text:p>RA6-f..h</text:p>
          </table:table-cell>
          <table:table-cell table:style-name="ce40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ROUND(([.L15]*60)/55)" office:value-type="float" office:value="5" calcext:value-type="float">
            <text:p>5</text:p>
          </table:table-cell>
          <table:table-cell table:style-name="ce3" table:formula="of:=ROUND([.M15]/7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1"/>
          <table:table-cell table:style-name="ce33" table:number-columns-repeated="8"/>
          <table:table-cell table:style-name="ce31" table:formula="of:=SUM([.K2:.K15])" office:value-type="float" office:value="98" calcext:value-type="float">
            <text:p>98</text:p>
          </table:table-cell>
          <table:table-cell table:style-name="ce31" table:formula="of:=SUM([.L2:.L15])" office:value-type="float" office:value="233" calcext:value-type="float">
            <text:p>233</text:p>
          </table:table-cell>
          <table:table-cell table:style-name="ce31" table:formula="of:=SUM([.M2:.M15])" office:value-type="float" office:value="251" calcext:value-type="float">
            <text:p>251</text:p>
          </table:table-cell>
          <table:table-cell table:style-name="ce31" table:formula="of:=SUM([.N2:.N15])" office:value-type="float" office:value="40" calcext:value-type="float">
            <text:p>40</text:p>
          </table:table-cell>
        </table:table-row>
        <table:table-row table:style-name="ro1" table:number-rows-repeated="5">
          <table:table-cell/>
          <table:table-cell table:style-name="ce31"/>
          <table:table-cell table:style-name="ce33" table:number-columns-repeated="8"/>
          <table:table-cell table:style-name="ce31" table:number-columns-repeated="4"/>
        </table:table-row>
        <table:table-row table:style-name="ro1" table:number-rows-repeated="2">
          <table:table-cell/>
          <table:table-cell table:style-name="ce31"/>
          <table:table-cell table:style-name="ce33" table:number-columns-repeated="8"/>
          <table:table-cell table:style-name="ce31" table:number-columns-repeated="2"/>
          <table:table-cell table:style-name="ce38" table:number-columns-repeated="2"/>
        </table:table-row>
        <table:table-row table:style-name="ro1">
          <table:table-cell/>
          <table:table-cell table:style-name="ce38"/>
          <table:table-cell table:style-name="ce41" table:number-columns-repeated="8"/>
          <table:table-cell table:style-name="ce31"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/>
          <table:table-cell table:style-name="Default"/>
          <table:table-cell table:number-columns-repeated="8"/>
          <table:table-cell table:style-name="Default"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4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equenciacio_up_continguts" table:style-name="ta1">
        <office:forms form:automatic-focus="false" form:apply-design-mode="false"/>
        <table:table-column table:style-name="co29" table:default-cell-style-name="ce40"/>
        <table:table-column table:style-name="co22" table:default-cell-style-name="ce3"/>
        <table:table-column table:style-name="co29" table:number-columns-repeated="14" table:default-cell-style-name="ce40"/>
        <table:table-column table:style-name="co29" table:number-columns-repeated="16368" table:default-cell-style-name="Default"/>
        <table:table-row table:style-name="ro1">
          <table:table-cell table:style-name="ce35" office:value-type="string" calcext:value-type="string">
            <text:p>UP</text:p>
          </table:table-cell>
          <table:table-cell table:style-name="ce35" office:value-type="string" calcext:value-type="string">
            <text:p>Títol</text:p>
          </table:table-cell>
          <table:table-cell table:style-name="ce35" office:value-type="string" calcext:value-type="string">
            <text:p>C1</text:p>
          </table:table-cell>
          <table:table-cell table:style-name="ce35" office:value-type="string" calcext:value-type="string">
            <text:p>C2</text:p>
          </table:table-cell>
          <table:table-cell table:style-name="ce35" office:value-type="string" calcext:value-type="string">
            <text:p>C3</text:p>
          </table:table-cell>
          <table:table-cell table:style-name="ce35" office:value-type="string" calcext:value-type="string">
            <text:p>C4</text:p>
          </table:table-cell>
          <table:table-cell table:style-name="ce35" office:value-type="string" calcext:value-type="string">
            <text:p>C5</text:p>
          </table:table-cell>
          <table:table-cell table:style-name="ce35" office:value-type="string" calcext:value-type="string">
            <text:p>C6</text:p>
          </table:table-cell>
          <table:table-cell table:style-name="ce35" office:value-type="string" calcext:value-type="string">
            <text:p>C7</text:p>
          </table:table-cell>
          <table:table-cell table:style-name="ce35" office:value-type="string" calcext:value-type="string">
            <text:p>C8</text:p>
          </table:table-cell>
          <table:table-cell table:style-name="ce35" office:value-type="string" calcext:value-type="string">
            <text:p>C9</text:p>
          </table:table-cell>
          <table:table-cell table:style-name="ce35" office:value-type="string" calcext:value-type="string">
            <text:p>C10</text:p>
          </table:table-cell>
          <table:table-cell table:style-name="ce35" office:value-type="string" calcext:value-type="string">
            <text:p>C11</text:p>
          </table:table-cell>
          <table:table-cell table:style-name="ce35" office:value-type="string" calcext:value-type="string">
            <text:p>C12</text:p>
          </table:table-cell>
          <table:table-cell table:style-name="ce35" office:value-type="string" calcext:value-type="string">
            <text:p>C13</text:p>
          </table:table-cell>
          <table:table-cell table:style-name="ce35" office:value-type="string" calcext:value-type="string">
            <text:p>C14</text:p>
          </table:table-cell>
          <table:table-cell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EPRESENTACIÓ I COMUNICACIÓ DE LA INFORMACIÓ</text:span></text:p>
          </table:table-cell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LES XARXES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ARQUITECTURA DE SISTEMES DE COMUNICACIÓ</text:span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SENYALS I MODULACIÓ</text:span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INSTAL·LACIÓ FÍSICA D’UNA XARXA D’AREA LOCAL</text:span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DISPOSITIUS D’UNA XARXA D’AREA LOCAL</text:span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INTERCONNEXIÓ DE LA XARXA (PART I)</text:span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CONFIGURACIÓ DE COMMUTADORS</text:span>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INTERCONNEXIÓ DE LA XARXA (PART II)</text:span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CONFIGURACIÓ D’ENCAMINADORS</text:span>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<text:span text:style-name="T4">DETECCIÓ I AÏLLAMENT D’INCIDÈNCIES EN XARXES </text:span>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4">LOCALITZACIÓ, RESOLUCIÓ I DOCUMENTACIÓ D’INCIDÈNCIES</text:span>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4">SEGURETAT I PROTECCIÓ EN L’ENTORN PROFESSIONAL</text:span>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4">IMPACTE AMBIENTAL I GESTIÓ DE RESIDUS</text:span>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6368"/>
        </table:table-row>
      </table:table>
      <table:table table:name="temporalització" table:style-name="ta1">
        <office:forms form:automatic-focus="false" form:apply-design-mode="false"/>
        <table:table-column table:style-name="co21" table:default-cell-style-name="ce40"/>
        <table:table-column table:style-name="co22" table:default-cell-style-name="ce3"/>
        <table:table-column table:style-name="co30" table:default-cell-style-name="ce3"/>
        <table:table-row table:style-name="ro1">
          <table:table-cell table:style-name="ce35" office:value-type="string" calcext:value-type="string">
            <text:p>UP</text:p>
          </table:table-cell>
          <table:table-cell table:style-name="ce35" office:value-type="string" calcext:value-type="string">
            <text:p>Títol</text:p>
          </table:table-cell>
          <table:table-cell table:style-name="ce35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REPRESENTACIÓ I COMUNICACIÓ DE LA INFORMACIÓ</text:span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LES XARX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ARQUITECTURA DE SISTEMES DE COMUNICACIÓ</text:span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SENYALS I MODULACIÓ</text:span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4">INSTAL·LACIÓ FÍSICA D’UNA XARXA D’AREA LOCAL</text:span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4">DISPOSITIUS D’UNA XARXA D’AREA LOCAL</text:span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4">INTERCONNEXIÓ DE LA XARXA (PART I)</text:span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4">CONFIGURACIÓ DE COMMUTADORS</text:span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4">INTERCONNEXIÓ DE LA XARXA (PART II)</text:span>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CONFIGURACIÓ D’ENCAMINADORS</text:span>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9" office:value-type="string" calcext:value-type="string">
            <text:p><text:span text:style-name="T4">DETECCIÓ I AÏLLAMENT D’INCIDÈNCIES EN XARXES </text:span>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4">LOCALITZACIÓ, RESOLUCIÓ I DOCUMENTACIÓ D’INCIDÈNCIES</text:span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4">SEGURETAT I PROTECCIÓ EN L’ENTORN PROFESSIONAL</text:span>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4">IMPACTE AMBIENTAL I GESTIÓ DE RESIDUS</text:span></text:p>
          </table:table-cell>
          <table:table-cell/>
        </table:table-row>
      </table:table>
      <table:table table:name="avaluacio" table:style-name="ta1">
        <office:forms form:automatic-focus="false" form:apply-design-mode="false"/>
        <table:table-column table:style-name="co18" table:default-cell-style-name="Default"/>
        <table:table-column table:style-name="co31" table:default-cell-style-name="ce70"/>
        <table:table-column table:style-name="co32" table:default-cell-style-name="ce70"/>
        <table:table-row table:style-name="ro1">
          <table:table-cell table:style-name="ce35" office:value-type="string" calcext:value-type="string">
            <text:p>Resultat d’Aprenentatge</text:p>
          </table:table-cell>
          <table:table-cell table:style-name="ce45" office:value-type="string" calcext:value-type="string">
            <text:p>Pond. Parcial</text:p>
          </table:table-cell>
          <table:table-cell table:style-name="ce45" office:value-type="string" calcext:value-type="string">
            <text:p>Pond. Total</text:p>
          </table:table-cell>
        </table:table-row>
        <table:table-row table:style-name="ro1">
          <table:table-cell table:style-name="ce43" table:formula="of:=COM.MICROSOFT.CONCAT(['file:///home/carlos/Baixades/PD_SMX_Clarra.ods'#$ra_ca.A2];&quot;: &quot;;['file:///home/carlos/Baixades/PD_SMX_Clarra.ods'#$ra_ca.B2])" office:value-type="string" office:string-value="RA1: Reconeix l'estructura de xarxes locals cablejades analitzant les característiques d'entorns d'aplicació i descrivint la funcionalitat dels seus  components." calcext:value-type="string">
            <text:p>RA1: Reconeix l'estructura de xarxes locals cablejades analitzant les característiques d'entorns d'aplicació i descrivint la funcionalitat dels seus <text:s/>components.</text:p>
          </table:table-cell>
          <table:table-cell table:style-name="ce46"/>
          <table:table-cell table:style-name="ce46" office:value-type="float" office:value="1.5" calcext:value-type="float">
            <text:p>1,5</text:p>
          </table:table-cell>
        </table:table-row>
        <table:table-row table:style-name="ro1">
          <table:table-cell table:style-name="ce3" office:value-type="string" calcext:value-type="string">
            <text:p>a) Se ha reconocido el funcionamiento de los mecanismos automatizados de configuración de los parámetros de red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b) Se han identificado las ventajas que proporcionan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c) Se han ilustrado los procedimientos y pautas que intervienen en una solicitud de configuración de los parámetros de red.</text:p>
          </table:table-cell>
          <table:table-cell table:style-name="ce58" office:value-type="string" calcext:value-type="string">
            <text:p>0.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d) Se ha instalado un servicio de configuración dinámica de los parámetros de red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e) Se ha preparado el servicio para asignar la configuración básica a los sistemas de una red local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f) Se han realizado asignaciones dinámicas y estáticas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g) Se han integrado en el servicio opciones adicionales de configuración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h) Se ha verificando la correcta asignación de los parámetros. 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43" table:formula="of:=COM.MICROSOFT.CONCAT(['file:///home/carlos/Baixades/PD_SMX_Clarra.ods'#$ra_ca.A3];&quot;: &quot;;['file:///home/carlos/Baixades/PD_SMX_Clarra.ods'#$ra_ca.B3])" office:value-type="string" office:string-value="RA2: Desplega el cablejat d'una xarxa local interpretant especificacions i aplicant tècniques de muntatge." calcext:value-type="string">
            <text:p>RA2: Desplega el cablejat d'una xarxa local interpretant especificacions i aplicant tècniques de muntatge.</text:p>
          </table:table-cell>
          <table:table-cell table:style-name="ce58"/>
          <table:table-cell table:style-name="ce58" office:value-type="float" office:value="1.3" calcext:value-type="float">
            <text:p>1,3</text:p>
          </table:table-cell>
        </table:table-row>
        <table:table-row table:style-name="ro1">
          <table:table-cell table:style-name="ce44" office:value-type="string" calcext:value-type="string">
            <text:p>a) Se han identificado y descrito escenarios en los que surge la necesidad de un servicio de resolución de nombres.</text:p>
          </table:table-cell>
          <table:table-cell table:style-name="ce58" office:value-type="float" office:value="0.1" calcext:value-type="float">
            <text:p>0,1</text:p>
          </table:table-cell>
          <table:table-cell table:style-name="ce46"/>
        </table:table-row>
        <table:table-row table:style-name="ro1">
          <table:table-cell table:style-name="ce3" office:value-type="string" calcext:value-type="string">
            <text:p>b) Se han clasificado los principales mecanismos de resolución de nombres.ç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c) Se ha descrito la estructura, nomenclatura y funcionalidad de los sistemas de nombres jerárquicos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d) Se ha instalado un servicio jerárquico de resolución de nombres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e) Se ha preparado el servicio para almacenar las respuestas procedentes de servidores de redes públicas y servirlas a los equipos de la red local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f) Se han añadido registros de nombres correspondientes a una zona nueva, con opciones relativas a servidores de correo y alias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g) Se ha trabajado en grupo para realizar transferencias de zona entre dos o más servidores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h) Se ha comprobado el funcionamiento correcto del servidor. 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43" table:formula="of:=COM.MICROSOFT.CONCAT(['file:///home/carlos/Baixades/PD_SMX_Clarra.ods'#$ra_ca.A4];&quot;: &quot;;['file:///home/carlos/Baixades/PD_SMX_Clarra.ods'#$ra_ca.B4])" office:value-type="string" office:string-value="RA3: Interconnecta equips en xarxes locals cablejades descrivint estàndards de cablejat i aplicant tècniques de muntatge de connectors" calcext:value-type="string">
            <text:p>RA3: Interconnecta equips en xarxes locals cablejades descrivint estàndards de cablejat i aplicant tècniques de muntatge de connectors</text:p>
          </table:table-cell>
          <table:table-cell table:style-name="ce46"/>
          <table:table-cell table:style-name="ce46" office:value-type="float" office:value="1.5" calcext:value-type="float">
            <text:p>1,5</text:p>
          </table:table-cell>
        </table:table-row>
        <table:table-row table:style-name="ro1">
          <table:table-cell table:style-name="ce3" office:value-type="string" calcext:value-type="string">
            <text:p>a) Se ha establecido la utilidad y modo de operación del servicio de transferencia de ficheros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b) Se ha instalado un servicio de transferencia de ficheros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c) Se han creado usuarios y grupos para acceso remoto al servidor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d) Se ha configurado el acceso anónimo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e) Se han establecido límites en los distintos modos de acceso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f) Se ha comprobado el acceso al servidor, tanto en modo activo como en modo pasivo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g) Se han realizado pruebas con clientes en línea de comandos y en modo gráfico. 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43" table:formula="of:=COM.MICROSOFT.CONCAT(['file:///home/carlos/Baixades/PD_SMX_Clarra.ods'#$ra_ca.A5];&quot;: &quot;;['file:///home/carlos/Baixades/PD_SMX_Clarra.ods'#$ra_ca.B5])" office:value-type="string" office:string-value="RA4: Instal·la equips en xarxa, descrivint les seues prestacions i aplicant tècniques de muntatge." calcext:value-type="string">
            <text:p>RA4: Instal·la equips en xarxa, descrivint les seues prestacions i aplicant tècniques de muntatge.</text:p>
          </table:table-cell>
          <table:table-cell table:style-name="ce58"/>
          <table:table-cell table:style-name="ce46" office:value-type="float" office:value="1.4" calcext:value-type="float">
            <text:p>1,4</text:p>
          </table:table-cell>
        </table:table-row>
        <table:table-row table:style-name="ro1">
          <table:table-cell table:style-name="ce3" office:value-type="string" calcext:value-type="string">
            <text:p>a) Se han descrito los diferentes protocolos que intervienen en el envío y recogida del correo electrónico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b) Se ha instalado un servidor de correo electrónico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c) Se han creado cuentas de usuario y verificado el acceso de las mismas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d) Se han definido alias para las cuentas de correo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e) Se han aplicado métodos para impedir usos indebidos del servidor de correo electrónico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f) Se han instalado servicios para permitir la recogida remota del correo existente en los buzones de usuario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g) Se han usado clientes de correo electrónico para enviar y recibir correo. 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43" table:formula="of:=COM.MICROSOFT.CONCAT(['file:///home/carlos/Baixades/PD_SMX_Clarra.ods'#$ra_ca.A6];&quot;: &quot;;['file:///home/carlos/Baixades/PD_SMX_Clarra.ods'#$ra_ca.B6])" office:value-type="string" office:string-value="RA5: Manté una xarxa local interpretant recomanacions dels fabricants de maquinari o programari i establint la relació entre disfuncions i les seues causes." calcext:value-type="string">
            <text:p>RA5: Manté una xarxa local interpretant recomanacions dels fabricants de maquinari o programari i establint la relació entre disfuncions i les seues causes.</text:p>
          </table:table-cell>
          <table:table-cell table:style-name="ce46"/>
          <table:table-cell table:style-name="ce46" office:value-type="float" office:value="1.4" calcext:value-type="float">
            <text:p>1,4</text:p>
          </table:table-cell>
        </table:table-row>
        <table:table-row table:style-name="ro1">
          <table:table-cell table:style-name="ce3" office:value-type="string" calcext:value-type="string">
            <text:p>a) Se han descrito los fundamentos y protocolos en los que se basa el funcionamiento de un servidor web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b) Se ha instalado un servidor web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c) Se han creado sitios virtuales.</text:p>
          </table:table-cell>
          <table:table-cell table:style-name="ce58" office:value-type="string" calcext:value-type="string">
            <text:p>0.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d) Se han verificado las posibilidades existentes para discriminar el sitio destino del tráfico entrante al servidor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e) Se ha configurado la seguridad del servidor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f) Se ha comprobando el acceso de los usuarios al servidor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g) Se ha diferenciado y probado la ejecución de código en el servidor y en el cliente.</text:p>
          </table:table-cell>
          <table:table-cell table:style-name="ce58" office:value-type="float" office:value="0.2" calcext:value-type="float">
            <text:p>0,2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h) Se han instalado módulos sobre el servidor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i) Se han establecido mecanismos para asegurar las comunicaciones entre el cliente y el servidor. 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43" table:formula="of:=COM.MICROSOFT.CONCAT(['file:///home/carlos/Baixades/PD_SMX_Clarra.ods'#$ra_ca.A7];&quot;: &quot;;['file:///home/carlos/Baixades/PD_SMX_Clarra.ods'#$ra_ca.B7])" office:value-type="string" office:string-value="RA6: Complix les normes de prevenció de riscos laborals i de protecció ambiental, identificant els riscos associats, les mesures i equips per a previndre'ls." calcext:value-type="string">
            <text:p>RA6: Complix les normes de prevenció de riscos laborals i de protecció ambiental, identificant els riscos associats, les mesures i equips per a previndre'ls.</text:p>
          </table:table-cell>
          <table:table-cell table:style-name="ce46"/>
          <table:table-cell table:style-name="ce46" office:value-type="float" office:value="1.5" calcext:value-type="float">
            <text:p>1,5</text:p>
          </table:table-cell>
        </table:table-row>
        <table:table-row table:style-name="ro1">
          <table:table-cell table:style-name="ce3" office:value-type="string" calcext:value-type="string">
            <text:p>a) Se han descrito métodos de acceso y administración remota de sistemas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b) Se ha instalado un servicio de acceso remoto en línea de comandos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c) Se ha instalado un servicio de acceso remoto en modo gráfico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d) Se ha comprobado el funcionamiento de ambos métodos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e) Se han identificado las principales ventajas y deficiencias de cada uno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f) Se han realizado pruebas de acceso remoto entre sistemas de distinta naturaleza.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g) Se han realizado pruebas de administración remota entre sistemas de distinta naturaleza. </text:p>
          </table:table-cell>
          <table:table-cell table:style-name="ce58" office:value-type="float" office:value="0.3" calcext:value-type="float">
            <text:p>0,3</text:p>
          </table:table-cell>
          <table:table-cell table:style-name="ce58"/>
        </table:table-row>
        <table:table-row table:style-name="ro1">
          <table:table-cell table:style-name="ce43" table:formula="of:=COM.MICROSOFT.CONCAT(['file:///home/carlos/Baixades/PD_SMX_Clarra.ods'#$ra_ca.A8];&quot;: &quot;;['file:///home/carlos/Baixades/PD_SMX_Clarra.ods'#$ra_ca.B8])" office:value-type="string" office:string-value=": " calcext:value-type="string">
            <text:p>: </text:p>
          </table:table-cell>
          <table:table-cell table:style-name="ce46"/>
          <table:table-cell table:style-name="ce46" office:value-type="float" office:value="0.4" calcext:value-type="float">
            <text:p>0,4</text:p>
          </table:table-cell>
        </table:table-row>
        <table:table-row table:style-name="ro1">
          <table:table-cell table:style-name="ce3" office:value-type="string" calcext:value-type="string">
            <text:p>a) Se ha instalado un punto de acceso inalámbrico dentro de una red local.</text:p>
          </table:table-cell>
          <table:table-cell table:style-name="ce58" office:value-type="float" office:value="0.05" calcext:value-type="float">
            <text:p>0,05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b) Se han reconocido los protocolos, modos de funcionamiento y principales parámetros de configuración del punto de acceso.</text:p>
          </table:table-cell>
          <table:table-cell table:style-name="ce58" office:value-type="float" office:value="0.05" calcext:value-type="float">
            <text:p>0,05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c) Se ha seleccionado la configuración más idónea sobre distintos escenarios de prueba.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d) Se ha establecido un mecanismo adecuado de seguridad para las comunicaciones inalámbricas.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e) Se han usado diversos tipos de dispositivos y adaptadores inalámbricos para comprobar la cobertura.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f) Se ha instalado un encaminador inalámbrico con conexión a red pública y servicios inalámbricos de red local.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g) Se ha configurado y probado el encaminador desde los ordenadores de la red local. 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/>
        </table:table-row>
        <table:table-row table:style-name="ro1">
          <table:table-cell table:style-name="ce43" table:formula="of:=COM.MICROSOFT.CONCAT(['file:///home/carlos/Baixades/PD_SMX_Clarra.ods'#$ra_ca.A9];&quot;: &quot;;['file:///home/carlos/Baixades/PD_SMX_Clarra.ods'#$ra_ca.B9])" office:value-type="string" office:string-value=": " calcext:value-type="string">
            <text:p>: 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) Se ha instalado y configurado el hardware de un sistema con acceso a una red privada local y a una red pública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b) Se ha instalado una aplicación que actúe de pasarela entre la red privada local y la red pública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c) Se han reconocido y diferenciado las principales características y posibilidades de la aplicación seleccionada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d) Se han configurado los sistemas de la red privada local para acceder a la red pública a través de la pasarela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e) Se han establecido los procedimientos de control de acceso para asegurar el tráfico que se transmite a través de la pasarela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f) Se han implementado mecanismos para acelerar las comunicaciones entre la red privada local y la pública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g) Se han identificado los posibles escenarios de aplicación de este tipo de mecanismos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h) Se ha establecido un mecanismo que permita reenviar tráfico de red entre dos o más interfaces de un mismo sistema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i) Se ha comprobado el acceso a una red determinada desde los sistemas conectados a otra red distinta.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j) Se ha implantado y verificado la configuración para acceder desde una red pública a un servicio localizado en una máquina de una red privada local </text:p>
          </table:table-cell>
          <table:table-cell table:style-name="ce58" office:value-type="float" office:value="0.1" calcext:value-type="float">
            <text:p>0,1</text:p>
          </table:table-cell>
          <table:table-cell table:style-name="ce58"/>
        </table:table-row>
        <table:table-row table:style-name="ro1">
          <table:table-cell/>
          <table:table-cell table:formula="of:=SUM([.B2:.B72])" office:value-type="float" office:value="10" calcext:value-type="float">
            <text:p>10</text:p>
          </table:table-cell>
          <table:table-cell table:formula="of:=SUM([.C2:.C72])" office:value-type="float" office:value="10" calcext:value-type="float">
            <text:p>10</text:p>
          </table:table-cell>
        </table:table-row>
        <table:table-row table:style-name="ro1" table:number-rows-repeated="104850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'file:///home/carlos/Baixades/PD_SMX_Clarra.ods'#ra_ca" table:print="false" table:style-name="ta_extref">
        <table:table-source xlink:type="simple" xlink:href="../../../../../Baixades/PD_SMX_Clarra.ods" table:table-name="ra_ca" table:mode="copy-results-only"/>
        <table:table-column table:number-columns-repeated="2"/>
        <table:table-row>
          <table:table-cell table:number-columns-repeated="2"/>
        </table:table-row>
        <table:table-row>
          <table:table-cell table:style-name="ce1" office:value-type="string">
            <text:p>RA1</text:p>
          </table:table-cell>
          <table:table-cell table:style-name="ce1" office:value-type="string">
            <text:p>Reconeix l'estructura de xarxes locals cablejades analitzant les característiques d'entorns d'aplicació i descrivint la funcionalitat dels seus  components.</text:p>
          </table:table-cell>
        </table:table-row>
        <table:table-row>
          <table:table-cell table:style-name="ce1" office:value-type="string">
            <text:p>RA2</text:p>
          </table:table-cell>
          <table:table-cell table:style-name="ce1" office:value-type="string">
            <text:p>Desplega el cablejat d'una xarxa local interpretant especificacions i aplicant tècniques de muntatge.</text:p>
          </table:table-cell>
        </table:table-row>
        <table:table-row>
          <table:table-cell table:style-name="ce1" office:value-type="string">
            <text:p>RA3</text:p>
          </table:table-cell>
          <table:table-cell table:style-name="ce1" office:value-type="string">
            <text:p>Interconnecta equips en xarxes locals cablejades descrivint estàndards de cablejat i aplicant tècniques de muntatge de connectors</text:p>
          </table:table-cell>
        </table:table-row>
        <table:table-row>
          <table:table-cell table:style-name="ce1" office:value-type="string">
            <text:p>RA4</text:p>
          </table:table-cell>
          <table:table-cell table:style-name="ce1" office:value-type="string">
            <text:p>Instal·la equips en xarxa, descrivint les seues prestacions i aplicant tècniques de muntatge.</text:p>
          </table:table-cell>
        </table:table-row>
        <table:table-row>
          <table:table-cell table:style-name="ce1" office:value-type="string">
            <text:p>RA5</text:p>
          </table:table-cell>
          <table:table-cell table:style-name="ce1" office:value-type="string">
            <text:p>Manté una xarxa local interpretant recomanacions dels fabricants de maquinari o programari i establint la relació entre disfuncions i les seues causes.</text:p>
          </table:table-cell>
        </table:table-row>
        <table:table-row>
          <table:table-cell table:style-name="ce1" office:value-type="string">
            <text:p>RA6</text:p>
          </table:table-cell>
          <table:table-cell table:style-name="ce1" office:value-type="string">
            <text:p>Complix les normes de prevenció de riscos laborals i de protecció ambiental, identificant els riscos associats, les mesures i equips per a previndre'l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 number:decimal-places="1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22:07:38.163263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06:43:12.532202392</meta:creation-date>
    <dc:date>2025-10-02T22:45:29.963437065</dc:date>
    <meta:editing-duration>P2DT14H29M3S</meta:editing-duration>
    <meta:editing-cycles>89</meta:editing-cycles>
    <meta:generator>LibreOffice/25.2.3.2$Linux_X86_64 LibreOffice_project/520$Build-2</meta:generator>
    <meta:document-statistic meta:table-count="10" meta:cell-count="573" meta:object-count="0"/>
    <meta:user-defined meta:name="ProgId">Excel.Sheet</meta:user-defined>
  </office:meta>
</office:document-meta>
</file>